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automatic" fo:background-color="#EAECF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5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8" style:family="table-cell" style:parent-style-name="Default" style:data-style-name="N3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81680555555556cm" style:use-optimal-column-width="true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7.9375cm" style:use-optimal-column-width="true"/>
    </style:style>
    <style:style style:name="co4" style:family="table-column">
      <style:table-column-properties fo:break-before="auto" style:column-width="2.62819444444444cm" style:use-optimal-column-width="true"/>
    </style:style>
    <style:style style:name="co5" style:family="table-column">
      <style:table-column-properties fo:break-before="auto" style:column-width="0.599722222222222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65805555555556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76388888888889cm"/>
    </style:style>
    <style:style style:name="co13" style:family="table-column">
      <style:table-column-properties fo:break-before="auto" style:column-width="2.89277777777778cm"/>
    </style:style>
    <style:style style:name="co14" style:family="table-column">
      <style:table-column-properties fo:break-before="auto" style:column-width="7.17902777777778cm"/>
    </style:style>
    <style:style style:name="co15" style:family="table-column">
      <style:table-column-properties fo:break-before="auto" style:column-width="1.86972222222222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6.29708333333333cm"/>
    </style:style>
    <style:style style:name="co18" style:family="table-column">
      <style:table-column-properties fo:break-before="auto" style:column-width="2.55763888888889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4.67430555555556cm"/>
    </style:style>
    <style:style style:name="co21" style:family="table-column">
      <style:table-column-properties fo:break-before="auto" style:column-width="1.41111111111111cm"/>
    </style:style>
    <style:style style:name="co22" style:family="table-column">
      <style:table-column-properties fo:break-before="auto" style:column-width="1.19944444444444cm"/>
    </style:style>
    <style:style style:name="co23" style:family="table-column">
      <style:table-column-properties fo:break-before="auto" style:column-width="1.34055555555556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1.55222222222222cm"/>
    </style:style>
    <style:style style:name="co26" style:family="table-column">
      <style:table-column-properties fo:break-before="auto" style:column-width="1.71097222222222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3.35138888888889cm"/>
    </style:style>
    <style:style style:name="co29" style:family="table-column">
      <style:table-column-properties fo:break-before="auto" style:column-width="2.16958333333333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6.38527777777778cm" style:use-optimal-column-width="true"/>
    </style:style>
    <style:style style:name="co32" style:family="table-column">
      <style:table-column-properties fo:break-before="auto" style:column-width="0.9525cm" style:use-optimal-column-width="true"/>
    </style:style>
    <style:style style:name="co33" style:family="table-column">
      <style:table-column-properties fo:break-before="auto" style:column-width="1.62277777777778cm" style:use-optimal-column-width="true"/>
    </style:style>
    <style:style style:name="co34" style:family="table-column">
      <style:table-column-properties fo:break-before="auto" style:column-width="6.15597222222222cm" style:use-optimal-column-width="true"/>
    </style:style>
    <style:style style:name="co35" style:family="table-column">
      <style:table-column-properties fo:break-before="auto" style:column-width="1.95791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4.35680555555555cm" style:use-optimal-column-width="true"/>
    </style:style>
    <style:style style:name="co38" style:family="table-column">
      <style:table-column-properties fo:break-before="auto" style:column-width="3.15736111111111cm" style:use-optimal-column-width="true"/>
    </style:style>
    <style:style style:name="co39" style:family="table-column">
      <style:table-column-properties fo:break-before="auto" style:column-width="4.70958333333333cm" style:use-optimal-column-width="true"/>
    </style:style>
    <style:style style:name="co40" style:family="table-column">
      <style:table-column-properties fo:break-before="auto" style:column-width="4.42736111111111cm" style:use-optimal-column-width="true"/>
    </style:style>
    <style:style style:name="co41" style:family="table-column">
      <style:table-column-properties fo:break-before="auto" style:column-width="4.07458333333333cm" style:use-optimal-column-width="true"/>
    </style:style>
    <style:style style:name="co42" style:family="table-column">
      <style:table-column-properties fo:break-before="auto" style:column-width="3.42194444444444cm" style:use-optimal-column-width="true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.65pt" style:use-optimal-row-height="false" fo:break-before="auto"/>
    </style:style>
    <style:style style:name="ro3" style:family="table-row">
      <style:table-row-properties style:row-height="30.5pt" style:use-optimal-row-height="false" fo:break-before="auto"/>
    </style:style>
    <style:style style:name="ro4" style:family="table-row">
      <style:table-row-properties style:row-height="16.4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46.5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2" table:default-cell-style-name="ce5"/>
        <table:table-column table:style-name="co4" table:default-cell-style-name="ce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6" table:number-columns-repeated="2" table:default-cell-style-name="ce6"/>
        <table:table-column table:style-name="co14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number-columns-repeated="994" table:default-cell-style-name="ce1"/>
        <table:table-column table:style-name="co30" table:number-columns-repeated="15353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Equip Local</text:p>
          </table:table-cell>
          <table:table-cell office:value-type="string" table:style-name="ce4">
            <text:p>Puntuació 1</text:p>
          </table:table-cell>
          <table:table-cell office:value-type="string" table:style-name="ce3">
            <text:p>Equip Visitant 2</text:p>
          </table:table-cell>
          <table:table-cell office:value-type="string" table:style-name="ce4">
            <text:p>Puntuació 2</text:p>
          </table:table-cell>
          <table:table-cell table:number-columns-repeated="3" table:style-name="ce5"/>
          <table:table-cell table:number-columns-repeated="8" table:style-name="ce6"/>
          <table:table-cell table:number-columns-repeated="2"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07T00:00:00" table:style-name="ce7">
            <text:p>07/10/79</text:p>
          </table:table-cell>
          <table:table-cell office:value-type="string" table:style-name="ce8">
            <text:p>C.B. MOLLET</text:p>
          </table:table-cell>
          <table:table-cell office:value-type="float" office:value="88" table:style-name="ce9">
            <text:p>88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14T00:00:00" table:style-name="ce7">
            <text:p>14/10/79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office:value-type="string" table:style-name="ce8">
            <text:p>C.B. MIÑON VALLADOLID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21T00:00:00" table:style-name="ce7">
            <text:p>21/10/79</text:p>
          </table:table-cell>
          <table:table-cell office:value-type="string" table:style-name="ce8">
            <text:p>REAL MADID</text:p>
          </table:table-cell>
          <table:table-cell office:value-type="float" office:value="132" table:style-name="ce9">
            <text:p>132</text:p>
          </table:table-cell>
          <table:table-cell office:value-type="string" table:style-name="ce8">
            <text:p>C.B. ARESLUX GRANOLLERS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28T00:00:00" table:style-name="ce7">
            <text:p>28/10/79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D. BASCONIA</text:p>
          </table:table-cell>
          <table:table-cell office:value-type="float" office:value="70" table:style-name="ce9">
            <text:p>70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04T00:00:00" table:style-name="ce7">
            <text:p>04/11/79</text:p>
          </table:table-cell>
          <table:table-cell office:value-type="string" table:style-name="ce8">
            <text:p>C.B. COTONIFICIO</text:p>
          </table:table-cell>
          <table:table-cell office:value-type="float" office:value="102" table:style-name="ce9">
            <text:p>102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1T00:00:00" table:style-name="ce7">
            <text:p>11/11/79</text:p>
          </table:table-cell>
          <table:table-cell office:value-type="string" table:style-name="ce8">
            <text:p>C.B. ARESLUX GRANOLLERS</text:p>
          </table:table-cell>
          <table:table-cell office:value-type="float" office:value="88" table:style-name="ce9">
            <text:p>88</text:p>
          </table:table-cell>
          <table:table-cell office:value-type="string" table:style-name="ce8">
            <text:p>C.B. TEMPUS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5T00:00:00" table:style-name="ce7">
            <text:p>15/11/79</text:p>
          </table:table-cell>
          <table:table-cell office:value-type="string" table:style-name="ce8">
            <text:p>C.B. ARESLUX GRANOLLERS</text:p>
          </table:table-cell>
          <table:table-cell office:value-type="float" office:value="93" table:style-name="ce9">
            <text:p>93</text:p>
          </table:table-cell>
          <table:table-cell office:value-type="string" table:style-name="ce8">
            <text:p>C.N. HELIOS</text:p>
          </table:table-cell>
          <table:table-cell office:value-type="float" office:value="74" table:style-name="ce9">
            <text:p>7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8T00:00:00" table:style-name="ce7">
            <text:p>18/11/79</text:p>
          </table:table-cell>
          <table:table-cell office:value-type="string" table:style-name="ce8">
            <text:p>F.C. BARCELONA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ARESLUX GRANOLLERS</text:p>
          </table:table-cell>
          <table:table-cell office:value-type="float" office:value="74" table:style-name="ce9">
            <text:p>7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25T00:00:00" table:style-name="ce7">
            <text:p>25/11/79</text:p>
          </table:table-cell>
          <table:table-cell office:value-type="string" table:style-name="ce8">
            <text:p>C.B. ARESLUX GRANOLLERS</text:p>
          </table:table-cell>
          <table:table-cell office:value-type="float" office:value="85" table:style-name="ce9">
            <text:p>85</text:p>
          </table:table-cell>
          <table:table-cell office:value-type="string" table:style-name="ce8">
            <text:p>C.B. ESTUDIANTES</text:p>
          </table:table-cell>
          <table:table-cell office:value-type="float" office:value="84" table:style-name="ce9">
            <text:p>8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2T00:00:00" table:style-name="ce7">
            <text:p>02/12/79</text:p>
          </table:table-cell>
          <table:table-cell office:value-type="string" table:style-name="ce8">
            <text:p>C.D. MANRESA</text:p>
          </table:table-cell>
          <table:table-cell office:value-type="float" office:value="102" table:style-name="ce9">
            <text:p>102</text:p>
          </table:table-cell>
          <table:table-cell office:value-type="string" table:style-name="ce8">
            <text:p>C.B. ARESLUX GRANOLLERS</text:p>
          </table:table-cell>
          <table:table-cell office:value-type="float" office:value="77" table:style-name="ce9">
            <text:p>77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6T00:00:00" table:style-name="ce7">
            <text:p>06/12/79</text:p>
          </table:table-cell>
          <table:table-cell office:value-type="string" table:style-name="ce8">
            <text:p>C.B. ARESLUX GRANOLLERS</text:p>
          </table:table-cell>
          <table:table-cell office:value-type="float" office:value="79" table:style-name="ce9">
            <text:p>79</text:p>
          </table:table-cell>
          <table:table-cell office:value-type="string" table:style-name="ce8">
            <text:p>CLUB JOVENTUT BADALONA</text:p>
          </table:table-cell>
          <table:table-cell office:value-type="float" office:value="95" table:style-name="ce9">
            <text:p>95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9T00:00:00" table:style-name="ce7">
            <text:p>09/12/79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MOLLET</text:p>
          </table:table-cell>
          <table:table-cell office:value-type="float" office:value="76" table:style-name="ce9">
            <text:p>76</text:p>
          </table:table-cell>
          <table:table-cell table:style-name="ce5"/>
          <table:table-cell table:number-columns-repeated="10" table:style-name="ce10"/>
          <table:table-cell table:style-name="ce6"/>
          <table:table-cell table:style-name="ce4"/>
          <table:table-cell table:number-columns-repeated="8" table:style-name="ce10"/>
          <table:table-cell table:style-name="ce4"/>
          <table:table-cell table:number-columns-repeated="10" table:style-name="ce1"/>
          <table:table-cell table:number-columns-repeated="16347" table:style-name="ce10"/>
        </table:table-row>
        <table:table-row table:style-name="ro1">
          <table:table-cell office:value-type="date" office:date-value="1979-12-16T00:00:00" table:style-name="ce7">
            <text:p>16/12/79</text:p>
          </table:table-cell>
          <table:table-cell office:value-type="string" table:style-name="ce8">
            <text:p>C.B. MIÑON VALLADOLID</text:p>
          </table:table-cell>
          <table:table-cell office:value-type="float" office:value="92" table:style-name="ce9">
            <text:p>92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8" table:style-name="ce6"/>
          <table:table-cell table:style-name="ce4"/>
          <table:table-cell table:style-name="ce11"/>
          <table:table-cell table:number-columns-repeated="8" table:style-name="ce6"/>
          <table:table-cell table:style-name="ce11"/>
          <table:table-cell table:number-columns-repeated="16357" table:style-name="ce1"/>
        </table:table-row>
        <table:table-row table:style-name="ro1">
          <table:table-cell office:value-type="date" office:date-value="1979-12-23T00:00:00" table:style-name="ce7">
            <text:p>23/12/79</text:p>
          </table:table-cell>
          <table:table-cell office:value-type="string" table:style-name="ce8">
            <text:p>C.B. ARESLUX GRANOLLERS</text:p>
          </table:table-cell>
          <table:table-cell office:value-type="float" office:value="95" table:style-name="ce9">
            <text:p>95</text:p>
          </table:table-cell>
          <table:table-cell office:value-type="string" table:style-name="ce8">
            <text:p>REAL MADRID</text:p>
          </table:table-cell>
          <table:table-cell office:value-type="float" office:value="86" table:style-name="ce9">
            <text:p>86</text:p>
          </table:table-cell>
          <table:table-cell table:style-name="ce5"/>
          <table:table-cell table:style-name="ce6"/>
          <table:table-cell table:style-name="ce12"/>
          <table:table-cell table:number-columns-repeated="4" table:style-name="ce13"/>
          <table:table-cell table:number-columns-repeated="2" table:style-name="ce14"/>
          <table:table-cell table:number-columns-repeated="2" table:style-name="ce13"/>
          <table:table-cell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2">
          <table:table-cell office:value-type="date" office:date-value="1979-12-30T00:00:00" table:style-name="ce7">
            <text:p>30/12/79</text:p>
          </table:table-cell>
          <table:table-cell office:value-type="string" table:style-name="ce8">
            <text:p>C.D. BASCONIA</text:p>
          </table:table-cell>
          <table:table-cell office:value-type="float" office:value="103" table:style-name="ce9">
            <text:p>103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table:style-name="ce5"/>
          <table:table-cell table:style-name="ce6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5"/>
          <table:table-cell table:number-columns-repeated="2" table:style-name="ce6"/>
          <table:table-cell table:style-name="ce4"/>
          <table:table-cell table:number-columns-repeated="8" table:style-name="ce16"/>
          <table:table-cell table:style-name="ce4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06T00:00:00" table:style-name="ce7">
            <text:p>06/01/80</text:p>
          </table:table-cell>
          <table:table-cell office:value-type="string" table:style-name="ce8">
            <text:p>C.B. ARESLUX GRANOLLERS</text:p>
          </table:table-cell>
          <table:table-cell office:value-type="float" office:value="97" table:style-name="ce9">
            <text:p>97</text:p>
          </table:table-cell>
          <table:table-cell office:value-type="string" table:style-name="ce8">
            <text:p>C.B. COTONIFICIO</text:p>
          </table:table-cell>
          <table:table-cell office:value-type="float" office:value="96" table:style-name="ce9">
            <text:p>96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4" table:style-name="ce6"/>
          <table:table-cell table:number-columns-repeated="3" table:style-name="ce17"/>
          <table:table-cell table:style-name="ce18"/>
          <table:table-cell table:style-name="ce4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13T00:00:00" table:style-name="ce7">
            <text:p>13/01/80</text:p>
          </table:table-cell>
          <table:table-cell office:value-type="string" table:style-name="ce8">
            <text:p>C.B. TEMPUS</text:p>
          </table:table-cell>
          <table:table-cell office:value-type="float" office:value="106" table:style-name="ce9">
            <text:p>106</text:p>
          </table:table-cell>
          <table:table-cell office:value-type="string" table:style-name="ce8">
            <text:p>C.B. ARESLUX GRANOLLERS</text:p>
          </table:table-cell>
          <table:table-cell office:value-type="float" office:value="106" table:style-name="ce9">
            <text:p>106</text:p>
          </table:table-cell>
          <table:table-cell table:number-columns-repeated="3" table:style-name="ce5"/>
          <table:table-cell table:number-columns-repeated="9" table:style-name="ce4"/>
          <table:table-cell table:style-name="ce11"/>
          <table:table-cell table:number-columns-repeated="4" table:style-name="ce6"/>
          <table:table-cell table:number-columns-repeated="3" table:style-name="ce17"/>
          <table:table-cell table:style-name="ce18"/>
          <table:table-cell table:style-name="ce11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20T00:00:00" table:style-name="ce7">
            <text:p>20/01/80</text:p>
          </table:table-cell>
          <table:table-cell office:value-type="string" table:style-name="ce8">
            <text:p>C.N. HELIOS</text:p>
          </table:table-cell>
          <table:table-cell office:value-type="float" office:value="104" table:style-name="ce9">
            <text:p>104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27T00:00:00" table:style-name="ce7">
            <text:p>27/01/80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F.C. BARCELONA</text:p>
          </table:table-cell>
          <table:table-cell office:value-type="float" office:value="95" table:style-name="ce9">
            <text:p>95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03T00:00:00" table:style-name="ce7">
            <text:p>03/02/80</text:p>
          </table:table-cell>
          <table:table-cell office:value-type="string" table:style-name="ce8">
            <text:p>C.B. ESTUDIANTES</text:p>
          </table:table-cell>
          <table:table-cell office:value-type="float" office:value="82" table:style-name="ce9">
            <text:p>82</text:p>
          </table:table-cell>
          <table:table-cell office:value-type="string" table:style-name="ce8">
            <text:p>C.B. ARESLUX GRANOLLERS</text:p>
          </table:table-cell>
          <table:table-cell office:value-type="float" office:value="98" table:style-name="ce9">
            <text:p>98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10T00:00:00" table:style-name="ce7">
            <text:p>10/02/80</text:p>
          </table:table-cell>
          <table:table-cell office:value-type="string" table:style-name="ce8">
            <text:p>C.B. ARESLUX GRANOLLERS</text:p>
          </table:table-cell>
          <table:table-cell office:value-type="float" office:value="103" table:style-name="ce9">
            <text:p>103</text:p>
          </table:table-cell>
          <table:table-cell office:value-type="string" table:style-name="ce8">
            <text:p>C.D. MANRESA</text:p>
          </table:table-cell>
          <table:table-cell office:value-type="float" office:value="97" table:style-name="ce9">
            <text:p>97</text:p>
          </table:table-cell>
          <table:table-cell table:number-columns-repeated="3" table:style-name="ce5"/>
          <table:table-cell table:number-columns-repeated="10" table:style-name="ce6"/>
          <table:table-cell table:style-name="ce19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14T00:00:00" table:style-name="ce7">
            <text:p>14/02/80</text:p>
          </table:table-cell>
          <table:table-cell office:value-type="string" table:style-name="ce8">
            <text:p>CLUB JOVENTUT BADALONA</text:p>
          </table:table-cell>
          <table:table-cell office:value-type="float" office:value="87" table:style-name="ce9">
            <text:p>87</text:p>
          </table:table-cell>
          <table:table-cell office:value-type="string" table:style-name="ce8">
            <text:p>C.B. ARESLUX GRANOLLERS</text:p>
          </table:table-cell>
          <table:table-cell office:value-type="float" office:value="69" table:style-name="ce9">
            <text:p>69</text:p>
          </table:table-cell>
          <table:table-cell table:number-columns-repeated="3" table:style-name="ce5"/>
          <table:table-cell table:number-columns-repeated="10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number-rows-repeated="3" table:style-name="ro1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10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12" table:style-name="ce6"/>
          <table:table-cell table:number-columns-repeated="16347"/>
        </table:table-row>
        <table:table-row table:style-name="ro1">
          <table:table-cell table:style-name="ce5"/>
          <table:table-cell table:style-name="ce1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1"/>
          <table:table-cell table:number-columns-repeated="5" table:style-name="ce1"/>
          <table:table-cell table:number-columns-repeated="5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style-name="ce21"/>
          <table:table-cell table:number-columns-repeated="8" table:style-name="ce6"/>
          <table:table-cell table:number-columns-repeated="16347"/>
        </table:table-row>
        <table:table-row table:style-name="ro1">
          <table:table-cell office:value-type="string" table:style-name="ce22">
            <text:p>DATA</text:p>
          </table:table-cell>
          <table:table-cell table:style-name="ce5"/>
          <table:table-cell office:value-type="string" table:style-name="ce4">
            <text:p>COPA DEL REY TEMPORADA 1979-80</text:p>
          </table:table-cell>
          <table:table-cell table:style-name="ce5"/>
          <table:table-cell table:style-name="ce6"/>
          <table:table-cell table:number-columns-repeated="2" table:style-name="ce5"/>
          <table:table-cell table:number-columns-repeated="6" table:style-name="ce4"/>
          <table:table-cell table:number-columns-repeated="4" table:style-name="ce1"/>
          <table:table-cell table:style-name="ce6"/>
          <table:table-cell table:style-name="ce5"/>
          <table:table-cell table:style-name="ce6"/>
          <table:table-cell table:number-columns-repeated="5" table:style-name="ce4"/>
          <table:table-cell table:number-columns-repeated="12" table:style-name="ce6"/>
          <table:table-cell table:number-columns-repeated="16347"/>
        </table:table-row>
        <table:table-row table:style-name="ro1">
          <table:table-cell office:value-type="date" office:date-value="1980-02-23T00:00:00" table:style-name="ce23">
            <text:p>23/02/80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MIÑON VALLADOLID</text:p>
          </table:table-cell>
          <table:table-cell office:value-type="float" office:value="89" table:style-name="ce9">
            <text:p>89</text:p>
          </table:table-cell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number-columns-repeated="5" table:style-name="ce4"/>
          <table:table-cell table:style-name="ce6"/>
          <table:table-cell table:style-name="ce20"/>
          <table:table-cell table:style-name="ce6"/>
          <table:table-cell table:number-columns-repeated="5" table:style-name="ce4"/>
          <table:table-cell table:number-columns-repeated="3" table:style-name="ce6"/>
          <table:table-cell table:number-columns-repeated="8" table:style-name="ce4"/>
          <table:table-cell table:style-name="ce6"/>
          <table:table-cell table:number-columns-repeated="16347"/>
        </table:table-row>
        <table:table-row table:style-name="ro1">
          <table:table-cell office:value-type="date" office:date-value="1980-03-01T00:00:00" table:style-name="ce23">
            <text:p>01/03/80</text:p>
          </table:table-cell>
          <table:table-cell office:value-type="string" table:style-name="ce8">
            <text:p>C.B. MIÑON VALLADOLID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style-name="ce5"/>
          <table:table-cell table:number-columns-repeated="9" table:style-name="ce4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style-name="ce25"/>
          <table:table-cell table:number-columns-repeated="6" table:style-name="ce11"/>
          <table:table-cell table:number-columns-repeated="3" table:style-name="ce4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19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11" table:style-name="ce4"/>
          <table:table-cell table:style-name="ce3"/>
          <table:table-cell table:number-columns-repeated="4" table:style-name="ce4"/>
          <table:table-cell table:number-columns-repeated="2" table:style-name="ce11"/>
          <table:table-cell table:number-columns-repeated="2" table:style-name="ce4"/>
          <table:table-cell table:number-columns-repeated="16347"/>
        </table:table-row>
        <table:table-row table:style-name="ro1">
          <table:table-cell table:style-name="ce24"/>
          <table:table-cell table:style-name="ce4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11" table:style-name="ce4"/>
          <table:table-cell table:style-name="ce26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3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style-name="ce26"/>
          <table:table-cell table:number-columns-repeated="10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5"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number-columns-repeated="6" table:style-name="ce1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1"/>
          <table:table-cell table:number-columns-repeated="3" table:style-name="ce1"/>
          <table:table-cell table:number-columns-repeated="6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2" table:style-name="ce5"/>
          <table:table-cell table:number-columns-repeated="6"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number-columns-repeated="5" table:style-name="ce4"/>
          <table:table-cell table:style-name="ce11"/>
          <table:table-cell table:number-columns-repeated="8" table:style-name="ce1"/>
          <table:table-cell table:number-columns-repeated="11" table:style-name="ce11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1"/>
          <table:table-cell table:style-name="ce27"/>
          <table:table-cell table:number-columns-repeated="8" table:style-name="ce1"/>
          <table:table-cell table:style-name="ce27"/>
          <table:table-cell table:number-columns-repeated="10" table:style-name="ce28"/>
          <table:table-cell table:number-columns-repeated="16347"/>
        </table:table-row>
        <table:table-row table:style-name="ro4">
          <table:table-cell table:style-name="ce24"/>
          <table:table-cell table:style-name="ce26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12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7"/>
          <table:table-cell table:number-columns-repeated="8" table:style-name="ce1"/>
          <table:table-cell table:style-name="ce17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26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29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29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24"/>
          <table:table-cell table:style-name="ce4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number-rows-repeated="3"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13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5"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number-columns-repeated="6" table:style-name="ce1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number-rows-repeated="1048518" table:style-name="ro5">
          <table:table-cell table:number-columns-repeated="16384"/>
        </table:table-row>
        <table:named-expressions>
          <table:named-expression table:name="SHARED_FORMULA_3_14_3_14_10" table:expression="of:=+[.C15]/[.B15]" table:base-cell-address="Resultats.$A$1"/>
          <table:named-expression table:name="SHARED_FORMULA_3_14_3_14_11" table:expression="of:=+[.C15]/[.B15]" table:base-cell-address="Resultats.$A$1"/>
          <table:named-expression table:name="SHARED_FORMULA_3_14_3_14_12" table:expression="of:=+[.C15]/[.B15]" table:base-cell-address="Resultats.$A$1"/>
          <table:named-expression table:name="SHARED_FORMULA_3_14_3_14_9" table:expression="of:=+[.C15]/[.B15]" table:base-cell-address="Resultats.$A$1"/>
          <table:named-expression table:name="SHARED_FORMULA_3_15_3_15_7" table:expression="of:=+[.C16]/[.B16]" table:base-cell-address="Resultats.$A$1"/>
        </table:named-expressions>
      </table:table>
      <table:table table:name="Jugadors" table:style-name="ta2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0" table:number-columns-repeated="16376" table:default-cell-style-name="ce1"/>
        <table:table-row table:style-name="ro6">
          <table:table-cell office:value-type="string" table:style-name="ce4">
            <text:p>JUGADOR</text:p>
          </table:table-cell>
          <table:table-cell office:value-type="string" table:style-name="ce22">
            <text:p>P.J.</text:p>
          </table:table-cell>
          <table:table-cell office:value-type="string" table:style-name="ce22">
            <text:p>PUNTS</text:p>
          </table:table-cell>
          <table:table-cell office:value-type="string" table:style-name="ce30">
            <text:p>DATA NAIX.</text:p>
          </table:table-cell>
          <table:table-cell office:value-type="string" table:style-name="ce30">
            <text:p>LLOC NAIXAMENT</text:p>
          </table:table-cell>
          <table:table-cell office:value-type="string" table:style-name="ce22">
            <text:p>ALÇADA</text:p>
          </table:table-cell>
          <table:table-cell office:value-type="string" table:style-name="ce22">
            <text:p>POSICIO</text:p>
          </table:table-cell>
          <table:table-cell office:value-type="string" table:style-name="ce22">
            <text:p>PROCEDÉNCI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Herminio SAN EPIFANIO Ruiz</text:p>
          </table:table-cell>
          <table:table-cell office:value-type="float" office:value="24" table:style-name="ce9">
            <text:p>24</text:p>
          </table:table-cell>
          <table:table-cell office:value-type="float" office:value="538" table:style-name="ce9">
            <text:p>538</text:p>
          </table:table-cell>
          <table:table-cell office:value-type="date" office:date-value="1955-08-01T00:00:00" table:style-name="ce32">
            <text:p>01/08/55</text:p>
          </table:table-cell>
          <table:table-cell office:value-type="string" table:style-name="ce9">
            <text:p>Zaragoza</text:p>
          </table:table-cell>
          <table:table-cell office:value-type="string" table:style-name="ce9">
            <text:p>2.00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an CREUS Molist</text:p>
          </table:table-cell>
          <table:table-cell office:value-type="float" office:value="24" table:style-name="ce9">
            <text:p>24</text:p>
          </table:table-cell>
          <table:table-cell office:value-type="float" office:value="432" table:style-name="ce9">
            <text:p>432</text:p>
          </table:table-cell>
          <table:table-cell office:value-type="date" office:date-value="1956-11-24T00:00:00" table:style-name="ce32">
            <text:p>24/11/56</text:p>
          </table:table-cell>
          <table:table-cell office:value-type="string" table:style-name="ce9">
            <text:p>Ripollet</text:p>
          </table:table-cell>
          <table:table-cell office:value-type="float" office:value="1.76" table:style-name="ce9">
            <text:p>1.76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obert MORA Maruny</text:p>
          </table:table-cell>
          <table:table-cell office:value-type="float" office:value="21" table:style-name="ce9">
            <text:p>21</text:p>
          </table:table-cell>
          <table:table-cell office:value-type="float" office:value="310" table:style-name="ce9">
            <text:p>310</text:p>
          </table:table-cell>
          <table:table-cell office:value-type="float" office:value="1951" table:style-name="ce9">
            <text:p>1951</text:p>
          </table:table-cell>
          <table:table-cell office:value-type="string" table:style-name="ce9">
            <text:p>Girona</text:p>
          </table:table-cell>
          <table:table-cell office:value-type="float" office:value="1.9" table:style-name="ce35">
            <text:p>1.90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ark YOUNG</text:p>
          </table:table-cell>
          <table:table-cell office:value-type="float" office:value="13" table:style-name="ce9">
            <text:p>13</text:p>
          </table:table-cell>
          <table:table-cell office:value-type="float" office:value="305" table:style-name="ce9">
            <text:p>305</text:p>
          </table:table-cell>
          <table:table-cell office:value-type="float" office:value="1956" table:style-name="ce9">
            <text:p>1956</text:p>
          </table:table-cell>
          <table:table-cell office:value-type="string" table:style-name="ce6">
            <text:p>Newton, Massachusetts, (USA)</text:p>
          </table:table-cell>
          <table:table-cell office:value-type="float" office:value="2.08" table:style-name="ce9">
            <text:p>2.08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Fairfield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esús GONGORA Chillida</text:p>
          </table:table-cell>
          <table:table-cell office:value-type="float" office:value="24" table:style-name="ce9">
            <text:p>24</text:p>
          </table:table-cell>
          <table:table-cell office:value-type="float" office:value="206" table:style-name="ce9">
            <text:p>206</text:p>
          </table:table-cell>
          <table:table-cell office:value-type="float" office:value="1954" table:style-name="ce9">
            <text:p>1954</text:p>
          </table:table-cell>
          <table:table-cell table:style-name="ce9"/>
          <table:table-cell office:value-type="float" office:value="2.02" table:style-name="ce9">
            <text:p>2.02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ames LEE</text:p>
          </table:table-cell>
          <table:table-cell office:value-type="float" office:value="9" table:style-name="ce9">
            <text:p>9</text:p>
          </table:table-cell>
          <table:table-cell office:value-type="float" office:value="153" table:style-name="ce9">
            <text:p>153</text:p>
          </table:table-cell>
          <table:table-cell office:value-type="date" office:date-value="1956-01-01T00:00:00" table:style-name="ce32">
            <text:p>01/01/56</text:p>
          </table:table-cell>
          <table:table-cell office:value-type="string" table:style-name="ce9">
            <text:p>Lexington, KY (USA)</text:p>
          </table:table-cell>
          <table:table-cell office:value-type="float" office:value="1.98" table:style-name="ce9">
            <text:p>1.98</text:p>
          </table:table-cell>
          <table:table-cell office:value-type="string" table:style-name="ce9">
            <text:p>ALA-PIVOT</text:p>
          </table:table-cell>
          <table:table-cell office:value-type="string" table:style-name="ce33">
            <text:p>Universidad Kentucky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iguel Angel LETE del Rio</text:p>
          </table:table-cell>
          <table:table-cell office:value-type="float" office:value="17" table:style-name="ce9">
            <text:p>17</text:p>
          </table:table-cell>
          <table:table-cell office:value-type="float" office:value="127" table:style-name="ce9">
            <text:p>127</text:p>
          </table:table-cell>
          <table:table-cell office:value-type="date" office:date-value="1956-05-06T00:00:00" table:style-name="ce32">
            <text:p>06/05/56</text:p>
          </table:table-cell>
          <table:table-cell office:value-type="string" table:style-name="ce9">
            <text:p>Burgos</text:p>
          </table:table-cell>
          <table:table-cell office:value-type="float" office:value="1.95" table:style-name="ce9">
            <text:p>1.95</text:p>
          </table:table-cell>
          <table:table-cell office:value-type="string" table:style-name="ce9">
            <text:p>ALA-PIVOT</text:p>
          </table:table-cell>
          <table:table-cell office:value-type="string" table:style-name="ce33">
            <text:p>C.B. MOLLET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Enric SPA Matas</text:p>
          </table:table-cell>
          <table:table-cell office:value-type="float" office:value="11" table:style-name="ce9">
            <text:p>11</text:p>
          </table:table-cell>
          <table:table-cell office:value-type="float" office:value="26" table:style-name="ce9">
            <text:p>26</text:p>
          </table:table-cell>
          <table:table-cell office:value-type="float" office:value="1955" table:style-name="ce9">
            <text:p>1955</text:p>
          </table:table-cell>
          <table:table-cell office:value-type="string" table:style-name="ce9">
            <text:p>Mataro</text:p>
          </table:table-cell>
          <table:table-cell office:value-type="float" office:value="1.8" table:style-name="ce36">
            <text:p>1.80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C.B. MATARO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sep M.ª MONTSERRAT Palau</text:p>
          </table:table-cell>
          <table:table-cell office:value-type="float" office:value="12" table:style-name="ce9">
            <text:p>12</text:p>
          </table:table-cell>
          <table:table-cell office:value-type="float" office:value="24" table:style-name="ce9">
            <text:p>24</text:p>
          </table:table-cell>
          <table:table-cell office:value-type="date" office:date-value="1954-12-01T00:00:00" table:style-name="ce32">
            <text:p>01/12/54</text:p>
          </table:table-cell>
          <table:table-cell office:value-type="string" table:style-name="ce9">
            <text:p>Vilafranca del Penedes</text:p>
          </table:table-cell>
          <table:table-cell office:value-type="float" office:value="1.95" table:style-name="ce9">
            <text:p>1.95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Josep ANGLI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1961" table:style-name="ce9">
            <text:p>1961</text:p>
          </table:table-cell>
          <table:table-cell office:value-type="string" table:style-name="ce9">
            <text:p>Caldes de Montbui</text:p>
          </table:table-cell>
          <table:table-cell office:value-type="float" office:value="1.88" table:style-name="ce36">
            <text:p>1.88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Francesc LLORCA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960" table:style-name="ce9">
            <text:p>1960</text:p>
          </table:table-cell>
          <table:table-cell table:style-name="ce9"/>
          <table:table-cell office:value-type="float" office:value="1.89" table:style-name="ce9">
            <text:p>1.89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22"/>
          <table:table-cell table:number-columns-repeated="4" table:style-name="ce9"/>
          <table:table-cell table:style-name="ce37"/>
          <table:table-cell table:number-columns-repeated="16376"/>
        </table:table-row>
        <table:table-row table:style-name="ro1">
          <table:table-cell office:value-type="string" table:style-name="ce38">
            <text:p>TOTAL</text:p>
          </table:table-cell>
          <table:table-cell table:style-name="ce39"/>
          <table:table-cell office:value-type="float" office:value="2139" table:formula="of:=SUM([.C2:.C13])" table:style-name="ce39">
            <text:p>2,139</text:p>
          </table:table-cell>
          <table:table-cell table:number-columns-repeated="4" table:style-name="ce11"/>
          <table:table-cell table:style-name="ce16"/>
          <table:table-cell table:number-columns-repeated="16376"/>
        </table:table-row>
        <table:table-row table:number-rows-repeated="1048562" table:style-name="ro7">
          <table:table-cell table:number-columns-repeated="16384"/>
        </table:table-row>
      </table:table>
      <table:table table:name="Entrenadors" table:style-name="ta3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0" table:number-columns-repeated="16379" table:default-cell-style-name="ce1"/>
        <table:table-row table:style-name="ro1">
          <table:table-cell office:value-type="string" table:style-name="ce40">
            <text:p>ENTRENADOR</text:p>
          </table:table-cell>
          <table:table-cell office:value-type="string" table:style-name="ce40">
            <text:p>AJUDANT</text:p>
          </table:table-cell>
          <table:table-cell office:value-type="string" table:style-name="ce40">
            <text:p>PREPARADOR FISIC</text:p>
          </table:table-cell>
          <table:table-cell office:value-type="string" table:style-name="ce40">
            <text:p>DELEGAT</text:p>
          </table:table-cell>
          <table:table-cell office:value-type="string" table:style-name="ce40">
            <text:p>MASAJISTA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ANGEL PALMI</text:p>
          </table:table-cell>
          <table:table-cell office:value-type="string" table:style-name="ce41">
            <text:p>FRANCESC DOMINGO</text:p>
          </table:table-cell>
          <table:table-cell office:value-type="string" table:style-name="ce41">
            <text:p>JOSÉ HERNANDEZ</text:p>
          </table:table-cell>
          <table:table-cell office:value-type="string" table:style-name="ce41">
            <text:p>SALVADOR PARDO</text:p>
          </table:table-cell>
          <table:table-cell office:value-type="string" table:style-name="ce41">
            <text:p>JAUME FLAQUE</text:p>
          </table:table-cell>
          <table:table-cell table:number-columns-repeated="16379"/>
        </table:table-row>
        <table:table-row table:number-rows-repeated="1048574" table:style-name="ro7">
          <table:table-cell table:number-columns-repeated="16384"/>
        </table:table-row>
      </table:table>
      <table:table table:name="Classificacio" table:style-name="ta2">
        <table:table-column table:style-name="co30" table:number-columns-repeated="16384" table:default-cell-style-name="ce1"/>
        <table:table-row table:style-name="ro1">
          <table:table-cell office:value-type="string" table:style-name="ce42">
            <text:p>Pos.</text:p>
          </table:table-cell>
          <table:table-cell office:value-type="string" table:style-name="ce22">
            <text:p>EQUIP</text:p>
          </table:table-cell>
          <table:table-cell office:value-type="string" table:style-name="ce22">
            <text:p>P.J.</text:p>
          </table:table-cell>
          <table:table-cell office:value-type="string" table:style-name="ce22">
            <text:p>P.G.</text:p>
          </table:table-cell>
          <table:table-cell office:value-type="string" table:style-name="ce22">
            <text:p>P.E.</text:p>
          </table:table-cell>
          <table:table-cell office:value-type="string" table:style-name="ce22">
            <text:p>P.P.</text:p>
          </table:table-cell>
          <table:table-cell office:value-type="string" table:style-name="ce22">
            <text:p>P.F</text:p>
          </table:table-cell>
          <table:table-cell office:value-type="string" table:style-name="ce22">
            <text:p>P.C</text:p>
          </table:table-cell>
          <table:table-cell office:value-type="string" table:style-name="ce22">
            <text:p>PUNTS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43">
            <text:p>REAL MADRID</text:p>
          </table:table-cell>
          <table:table-cell office:value-type="float" office:value="22" table:style-name="ce44">
            <text:p>22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float" office:value="2440" table:style-name="ce45">
            <text:p>2,440</text:p>
          </table:table-cell>
          <table:table-cell office:value-type="float" office:value="1954" table:style-name="ce45">
            <text:p>1,954</text:p>
          </table:table-cell>
          <table:table-cell office:value-type="float" office:value="40" table:style-name="ce44">
            <text:p>40</text:p>
          </table:table-cell>
          <table:table-cell office:value-type="string" table:style-name="ce43">
            <text:p>Copa Europa</text:p>
          </table:table-cell>
          <table:table-cell table:number-columns-repeated="16374"/>
        </table:table-row>
        <table:table-row table:style-name="ro1">
          <table:table-cell office:value-type="float" office:value="2" table:style-name="ce22">
            <text:p>2</text:p>
          </table:table-cell>
          <table:table-cell office:value-type="string" table:style-name="ce43">
            <text:p>F.C. BARCELONA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float" office:value="2303" table:style-name="ce45">
            <text:p>2,303</text:p>
          </table:table-cell>
          <table:table-cell office:value-type="float" office:value="1923" table:style-name="ce45">
            <text:p>1,923</text:p>
          </table:table-cell>
          <table:table-cell office:value-type="float" office:value="38" table:style-name="ce44">
            <text:p>38</text:p>
          </table:table-cell>
          <table:table-cell office:value-type="string" table:style-name="ce43">
            <text:p>Recopa</text:p>
          </table:table-cell>
          <table:table-cell table:number-columns-repeated="16374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string" table:style-name="ce43">
            <text:p>CLUB JOVENTUT BADALONA</text:p>
          </table:table-cell>
          <table:table-cell office:value-type="float" office:value="22" table:style-name="ce44">
            <text:p>22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0</text:p>
          </table:table-cell>
          <table:table-cell office:value-type="float" office:value="7" table:style-name="ce44">
            <text:p>7</text:p>
          </table:table-cell>
          <table:table-cell office:value-type="float" office:value="2022" table:style-name="ce45">
            <text:p>2,022</text:p>
          </table:table-cell>
          <table:table-cell office:value-type="float" office:value="1911" table:style-name="ce45">
            <text:p>1,911</text:p>
          </table:table-cell>
          <table:table-cell office:value-type="float" office:value="30" table:style-name="ce44">
            <text:p>30</text:p>
          </table:table-cell>
          <table:table-cell office:value-type="string" table:style-name="ce43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4" table:style-name="ce22">
            <text:p>4</text:p>
          </table:table-cell>
          <table:table-cell office:value-type="string" table:style-name="ce43">
            <text:p>C.B. COTONIFICIO</text:p>
          </table:table-cell>
          <table:table-cell office:value-type="float" office:value="22" table:style-name="ce44">
            <text:p>22</text:p>
          </table:table-cell>
          <table:table-cell office:value-type="float" office:value="13" table:style-name="ce44">
            <text:p>13</text:p>
          </table:table-cell>
          <table:table-cell office:value-type="float" office:value="1" table:style-name="ce44">
            <text:p>1</text:p>
          </table:table-cell>
          <table:table-cell office:value-type="float" office:value="8" table:style-name="ce44">
            <text:p>8</text:p>
          </table:table-cell>
          <table:table-cell office:value-type="float" office:value="2037" table:style-name="ce45">
            <text:p>2,037</text:p>
          </table:table-cell>
          <table:table-cell office:value-type="float" office:value="1896" table:style-name="ce45">
            <text:p>1,896</text:p>
          </table:table-cell>
          <table:table-cell office:value-type="float" office:value="27" table:style-name="ce44">
            <text:p>27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5" table:style-name="ce46">
            <text:p>5</text:p>
          </table:table-cell>
          <table:table-cell office:value-type="string" table:style-name="ce47">
            <text:p>C.B. ARESLUX GRANOLLERS</text:p>
          </table:table-cell>
          <table:table-cell office:value-type="float" office:value="22" table:style-name="ce46">
            <text:p>22</text:p>
          </table:table-cell>
          <table:table-cell office:value-type="float" office:value="9" table:style-name="ce46">
            <text:p>9</text:p>
          </table:table-cell>
          <table:table-cell office:value-type="float" office:value="3" table:style-name="ce46">
            <text:p>3</text:p>
          </table:table-cell>
          <table:table-cell office:value-type="float" office:value="10" table:style-name="ce46">
            <text:p>10</text:p>
          </table:table-cell>
          <table:table-cell office:value-type="float" office:value="1962" table:style-name="ce48">
            <text:p>1,962</text:p>
          </table:table-cell>
          <table:table-cell office:value-type="float" office:value="2037" table:style-name="ce48">
            <text:p>2,037</text:p>
          </table:table-cell>
          <table:table-cell office:value-type="float" office:value="21" table:style-name="ce46">
            <text:p>21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6" table:style-name="ce22">
            <text:p>6</text:p>
          </table:table-cell>
          <table:table-cell office:value-type="string" table:style-name="ce43">
            <text:p>C.D. MANRESA</text:p>
          </table:table-cell>
          <table:table-cell office:value-type="float" office:value="22" table:style-name="ce44">
            <text:p>22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0</text:p>
          </table:table-cell>
          <table:table-cell office:value-type="float" office:value="12" table:style-name="ce44">
            <text:p>12</text:p>
          </table:table-cell>
          <table:table-cell office:value-type="float" office:value="1955" table:style-name="ce45">
            <text:p>1,955</text:p>
          </table:table-cell>
          <table:table-cell office:value-type="float" office:value="1993" table:style-name="ce45">
            <text:p>1,993</text:p>
          </table:table-cell>
          <table:table-cell office:value-type="float" office:value="20" table:style-name="ce44">
            <text:p>20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string" table:style-name="ce43">
            <text:p>C.B. TEMPUS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1" table:style-name="ce44">
            <text:p>11</text:p>
          </table:table-cell>
          <table:table-cell office:value-type="float" office:value="2152" table:style-name="ce45">
            <text:p>2,152</text:p>
          </table:table-cell>
          <table:table-cell office:value-type="float" office:value="2203" table:style-name="ce45">
            <text:p>2,203</text:p>
          </table:table-cell>
          <table:table-cell office:value-type="float" office:value="19" table:style-name="ce44">
            <text:p>19</text:p>
          </table:table-cell>
          <table:table-cell office:value-type="string" table:style-name="ce43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8" table:style-name="ce22">
            <text:p>8</text:p>
          </table:table-cell>
          <table:table-cell office:value-type="string" table:style-name="ce43">
            <text:p>C.B. ESTUDIANTES</text:p>
          </table:table-cell>
          <table:table-cell office:value-type="float" office:value="22" table:style-name="ce44">
            <text:p>22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4">
            <text:p>12</text:p>
          </table:table-cell>
          <table:table-cell office:value-type="float" office:value="1864" table:style-name="ce45">
            <text:p>1,864</text:p>
          </table:table-cell>
          <table:table-cell office:value-type="float" office:value="1980" table:style-name="ce45">
            <text:p>1,980</text:p>
          </table:table-cell>
          <table:table-cell office:value-type="float" office:value="19" table:style-name="ce44">
            <text:p>19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9" table:style-name="ce22">
            <text:p>9</text:p>
          </table:table-cell>
          <table:table-cell office:value-type="string" table:style-name="ce43">
            <text:p>C.B. MIÑON VALLADOLID</text:p>
          </table:table-cell>
          <table:table-cell office:value-type="float" office:value="22" table:style-name="ce44">
            <text:p>22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4">
            <text:p>12</text:p>
          </table:table-cell>
          <table:table-cell office:value-type="float" office:value="2129" table:style-name="ce45">
            <text:p>2,129</text:p>
          </table:table-cell>
          <table:table-cell office:value-type="float" office:value="2263" table:style-name="ce45">
            <text:p>2,263</text:p>
          </table:table-cell>
          <table:table-cell office:value-type="float" office:value="19" table:style-name="ce44">
            <text:p>19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43">
            <text:p>C.N. HELIOS</text:p>
          </table:table-cell>
          <table:table-cell office:value-type="float" office:value="22" table:style-name="ce44">
            <text:p>22</text:p>
          </table:table-cell>
          <table:table-cell office:value-type="float" office:value="6" table:style-name="ce44">
            <text:p>6</text:p>
          </table:table-cell>
          <table:table-cell office:value-type="float" office:value="3" table:style-name="ce44">
            <text:p>3</text:p>
          </table:table-cell>
          <table:table-cell office:value-type="float" office:value="13" table:style-name="ce44">
            <text:p>13</text:p>
          </table:table-cell>
          <table:table-cell office:value-type="float" office:value="2030" table:style-name="ce45">
            <text:p>2,030</text:p>
          </table:table-cell>
          <table:table-cell office:value-type="float" office:value="2157" table:style-name="ce45">
            <text:p>2,157</text:p>
          </table:table-cell>
          <table:table-cell office:value-type="float" office:value="15" table:style-name="ce44">
            <text:p>15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1" table:style-name="ce22">
            <text:p>11</text:p>
          </table:table-cell>
          <table:table-cell office:value-type="string" table:style-name="ce43">
            <text:p>C.D. BASCONIA</text:p>
          </table:table-cell>
          <table:table-cell office:value-type="float" office:value="22" table:style-name="ce44">
            <text:p>22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4">
            <text:p>15</text:p>
          </table:table-cell>
          <table:table-cell office:value-type="float" office:value="1839" table:style-name="ce45">
            <text:p>1,839</text:p>
          </table:table-cell>
          <table:table-cell office:value-type="float" office:value="2031" table:style-name="ce45">
            <text:p>2,031</text:p>
          </table:table-cell>
          <table:table-cell office:value-type="float" office:value="12" table:style-name="ce44">
            <text:p>12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2" table:style-name="ce22">
            <text:p>12</text:p>
          </table:table-cell>
          <table:table-cell office:value-type="string" table:style-name="ce43">
            <text:p>C.B. MOLLET</text:p>
          </table:table-cell>
          <table:table-cell office:value-type="float" office:value="22" table:style-name="ce44">
            <text:p>22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19" table:style-name="ce44">
            <text:p>19</text:p>
          </table:table-cell>
          <table:table-cell office:value-type="float" office:value="1871" table:style-name="ce45">
            <text:p>1,871</text:p>
          </table:table-cell>
          <table:table-cell office:value-type="float" office:value="2256" table:style-name="ce45">
            <text:p>2,256</text:p>
          </table:table-cell>
          <table:table-cell office:value-type="float" office:value="4" table:style-name="ce44">
            <text:p>4</text:p>
          </table:table-cell>
          <table:table-cell office:value-type="string" table:style-name="ce43">
            <text:p>Descens</text:p>
          </table:table-cell>
          <table:table-cell table:number-columns-repeated="16374"/>
        </table:table-row>
        <table:table-row table:number-rows-repeated="1048563" table:style-name="ro7">
          <table:table-cell table:number-columns-repeated="16384"/>
        </table:table-row>
      </table:table>
      <table:database-ranges>
        <table:database-range table:target-range-address="Jugadors.A2:Jugadors.C12" table:name="__Anonymous_Sheet_DB__0" table:contains-header="fals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">
      <number:number number:decimal-places="0" number:min-decimal-places="0" number:min-integer-digits="0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Fabián López González</meta:initial-creator>
    <dc:creator>Fabián López González</dc:creator>
    <meta:creation-date>2024-01-04T13:17:03Z</meta:creation-date>
    <dc:date>2024-03-02T15:15:32Z</dc:date>
    <meta:editing-cycles>3</meta:editing-cycles>
    <meta:editing-duration>PT1003S</meta:editing-duration>
  </office:meta>
</office:document-meta>
</file>